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834in"/>
    </style:style>
    <style:style style:name="Table1.B" style:family="table-column">
      <style:table-column-properties style:column-width="1.2104in"/>
    </style:style>
    <style:style style:name="Table1.C" style:family="table-column">
      <style:table-column-properties style:column-width="1.391in"/>
    </style:style>
    <style:style style:name="Table1.D" style:family="table-column">
      <style:table-column-properties style:column-width="0.741in"/>
    </style:style>
    <style:style style:name="Table1.E" style:family="table-column">
      <style:table-column-properties style:column-width="0.9056in"/>
    </style:style>
    <style:style style:name="Table1.F" style:family="table-column">
      <style:table-column-properties style:column-width="1.843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0972in" style:contextual-spacing="false" fo:line-height="115%"/>
    </style:style>
    <style:style style:name="P2" style:family="paragraph" style:parent-style-name="Horizontal_20_Line">
      <style:paragraph-properties fo:margin-top="0in" fo:margin-bottom="0.0972in" style:contextual-spacing="false" fo:line-height="115%"/>
    </style:style>
    <style:style style:name="P3" style:family="paragraph" style:parent-style-name="Text_20_body" style:list-style-name="L1"/>
    <style:style style:name="P4" style:family="paragraph" style:parent-style-name="Table_20_Contents">
      <style:text-properties officeooo:paragraph-rsid="001365bd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Heading_20_2">
      <style:paragraph-properties fo:margin-top="0in" fo:margin-bottom="0.0972in" style:contextual-spacing="false" fo:line-height="115%"/>
    </style:style>
    <style:style style:name="P11" style:family="paragraph" style:parent-style-name="Text_20_body" style:list-style-name="L7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🗺️ World Map Gameplay Structure – Project Lucretia</text:span></text:h>
      <text:h text:style-name="P1" text:outline-level="3">🔥 <text:span text:style-name="Strong_20_Emphasis">Core Structure</text:span></text:h>
      <text:p text:style-name="Text_20_body">The world is divided into <text:span text:style-name="Strong_20_Emphasis">main regions</text:span>, each controlled by a powerful <text:span text:style-name="Strong_20_Emphasis">villainess</text:span>, and surrounded by <text:span text:style-name="Strong_20_Emphasis">sub-regions</text:span>. These regions are thematic and mechanically tied to a specific <text:span text:style-name="Strong_20_Emphasis">faction</text:span>.</text:p>
      <text:p text:style-name="P2"/>
      <text:h text:style-name="P1" text:outline-level="3">🏰 <text:span text:style-name="Strong_20_Emphasis">Region Control &amp; Villainess Gameplay Loop</text:span></text:h>
      <text:list text:style-name="L1">
        <text:list-item>
          <text:p text:style-name="P3"><text:span text:style-name="Strong_20_Emphasis">Each Main Region:</text:span></text:p>
          <text:list>
            <text:list-item>
              <text:p text:style-name="P3">Controlled by a <text:span text:style-name="Strong_20_Emphasis">villainess</text:span></text:p>
            </text:list-item>
            <text:list-item>
              <text:p text:style-name="P3">Hosts a <text:span text:style-name="Strong_20_Emphasis">unique faction</text:span> with its own units and cards</text:p>
            </text:list-item>
            <text:list-item>
              <text:p text:style-name="P3">Contains <text:span text:style-name="Strong_20_Emphasis">settlements</text:span> and <text:span text:style-name="Strong_20_Emphasis">connected sub-regions</text:span></text:p>
            </text:list-item>
          </text:list>
        </text:list-item>
        <text:list-item>
          <text:p text:style-name="P3"><text:span text:style-name="Strong_20_Emphasis">Villainess Behavior:</text:span></text:p>
          <text:list>
            <text:list-item>
              <text:p text:style-name="P3">Villainess occupies a <text:span text:style-name="Strong_20_Emphasis">settlement</text:span> and monitors nearby node activity</text:p>
            </text:list-item>
            <text:list-item>
              <text:p text:style-name="P3">When a player captures a node in her territory:</text:p>
              <text:list>
                <text:list-item>
                  <text:p text:style-name="P3">She becomes aware and sends <text:span text:style-name="Strong_20_Emphasis">escalating enemy waves</text:span></text:p>
                </text:list-item>
                <text:list-item>
                  <text:p text:style-name="P3">Eventually emerges herself with a strong army if enough waves are defeated</text:p>
                </text:list-item>
              </text:list>
            </text:list-item>
            <text:list-item>
              <text:p text:style-name="P3">Defeating the villainess allows the player to <text:span text:style-name="Strong_20_Emphasis">capture the region</text:span></text:p>
            </text:list-item>
          </text:list>
        </text:list-item>
        <text:list-item>
          <text:p text:style-name="P3"><text:span text:style-name="Strong_20_Emphasis">Capturing the Region Grants:</text:span></text:p>
          <text:list>
            <text:list-item>
              <text:p text:style-name="P3"><text:span text:style-name="Strong_20_Emphasis">Control of all settlements</text:span> in the region</text:p>
            </text:list-item>
            <text:list-item>
              <text:p text:style-name="P3"><text:span text:style-name="Strong_20_Emphasis">Access to the region’s regular units</text:span> for recruitment at settlements</text:p>
            </text:list-item>
            <text:list-item>
              <text:p text:style-name="P3">Unlocks a <text:span text:style-name="Strong_20_Emphasis">region-specific heroine</text:span> after completing a short quest chain</text:p>
            </text:list-item>
          </text:list>
        </text:list-item>
      </text:list>
      <text:p text:style-name="P2"/>
      <text:h text:style-name="P1" text:outline-level="3">⚔️ <text:span text:style-name="Strong_20_Emphasis">Unit Recruitment System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Unit Type</text:p>
            </table:table-cell>
            <table:table-cell table:style-name="Table1.A1" office:value-type="string">
              <text:p text:style-name="Table_20_Heading">Recruited At</text:p>
            </table:table-cell>
            <table:table-cell table:style-name="Table1.A1" office:value-type="string">
              <text:p text:style-name="Table_20_Heading">Access Condition</text:p>
            </table:table-cell>
            <table:table-cell table:style-name="Table1.A1" office:value-type="string">
              <text:p text:style-name="Table_20_Heading">Weekly Limit</text:p>
            </table:table-cell>
            <table:table-cell table:style-name="Table1.A1" office:value-type="string">
              <text:p text:style-name="Table_20_Heading">Cost-Based?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Regular Units</text:span></text:p>
          </table:table-cell>
          <table:table-cell table:style-name="Table1.A1" office:value-type="string">
            <text:p text:style-name="Table_20_Contents">Settlements (in main region)</text:p>
          </table:table-cell>
          <table:table-cell table:style-name="Table1.A1" office:value-type="string">
            <text:p text:style-name="Table_20_Contents">After villainess is defeated</text:p>
          </table:table-cell>
          <table:table-cell table:style-name="Table1.A1" office:value-type="string">
            <text:p text:style-name="Table_20_Contents">❌ No limit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Basic/filler units. No cards. Support combat passiv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lite Units</text:span></text:p>
          </table:table-cell>
          <table:table-cell table:style-name="Table1.A1" office:value-type="string">
            <text:p text:style-name="Table_20_Contents">Fort Nodes (in sub-regions)</text:p>
          </table:table-cell>
          <table:table-cell table:style-name="Table1.A1" office:value-type="string">
            <text:p text:style-name="Table_20_Contents">After clearing connected sub-regions</text:p>
          </table:table-cell>
          <table:table-cell table:style-name="Table1.A1" office:value-type="string">
            <text:p text:style-name="Table_20_Contents">✅ 1/week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Strong units. May have unique passives or card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eroines</text:span></text:p>
          </table:table-cell>
          <table:table-cell table:style-name="Table1.A1" office:value-type="string">
            <text:p text:style-name="Table_20_Contents">Captured Home Settlements</text:p>
          </table:table-cell>
          <table:table-cell table:style-name="Table1.A1" office:value-type="string">
            <text:p text:style-name="Table_20_Contents">After region quest completion</text:p>
          </table:table-cell>
          <table:table-cell table:style-name="Table1.A1" office:value-type="string">
            <text:p text:style-name="Table_20_Contents">❌</text:p>
          </table:table-cell>
          <table:table-cell table:style-name="Table1.A1" office:value-type="string">
            <text:p text:style-name="P4">✅ Yes</text:p>
          </table:table-cell>
          <table:table-cell table:style-name="Table1.A1" office:value-type="string">
            <text:p text:style-name="Table_20_Contents">Core units with decks and passives. Central to strategy.</text:p>
          </table:table-cell>
        </table:table-row>
      </table:table>
      <text:h text:style-name="Heading_20_3" text:outline-level="3"><text:soft-page-break/><text:span text:style-name="Strong_20_Emphasis">🧩 Exploration &amp; Progression Loop</text:span></text:h>
      <text:list text:style-name="L2">
        <text:list-item>
          <text:p text:style-name="P5"><text:span text:style-name="Strong_20_Emphasis">Scout a Main Region</text:span></text:p>
          <text:list>
            <text:list-item>
              <text:p text:style-name="P5">Encounter and fight <text:span text:style-name="Strong_20_Emphasis">faction units</text:span> used by the villainess</text:p>
            </text:list-item>
            <text:list-item>
              <text:p text:style-name="P5">Get a preview of their unique traits and tactical flavor</text:p>
            </text:list-item>
          </text:list>
        </text:list-item>
        <text:list-item>
          <text:p text:style-name="P5"><text:span text:style-name="Strong_20_Emphasis">Defeat Villainess</text:span></text:p>
          <text:list>
            <text:list-item>
              <text:p text:style-name="P5">Gain access to <text:span text:style-name="Strong_20_Emphasis">recruit regular units</text:span> from settlements</text:p>
            </text:list-item>
            <text:list-item>
              <text:p text:style-name="P5">Begin <text:span text:style-name="Strong_20_Emphasis">heroine quest</text:span> in the captured region</text:p>
            </text:list-item>
          </text:list>
        </text:list-item>
        <text:list-item>
          <text:p text:style-name="P5"><text:span text:style-name="Strong_20_Emphasis">Explore Sub-Regions</text:span></text:p>
          <text:list>
            <text:list-item>
              <text:p text:style-name="P5">Unlock access to <text:span text:style-name="Strong_20_Emphasis">forts</text:span> for elite unit recruitment</text:p>
            </text:list-item>
            <text:list-item>
              <text:p text:style-name="P5">Discover <text:span text:style-name="Strong_20_Emphasis">region-specific cards</text:span> from dungeons and quests</text:p>
            </text:list-item>
          </text:list>
        </text:list-item>
        <text:list-item>
          <text:p text:style-name="P5"><text:span text:style-name="Strong_20_Emphasis">Expand &amp; Strengthen</text:span></text:p>
          <text:list>
            <text:list-item>
              <text:p text:style-name="P5">Integrate the faction’s unique units and cards into your forces</text:p>
            </text:list-item>
            <text:list-item>
              <text:p text:style-name="P5">Strategically build armies depending on current region and needs</text:p>
            </text:list-item>
          </text:list>
        </text:list-item>
      </text:list>
      <text:p text:style-name="P2"/>
      <text:h text:style-name="P1" text:outline-level="3">📦 <text:span text:style-name="Strong_20_Emphasis">Card Acquisition</text:span></text:h>
      <text:list text:style-name="L3">
        <text:list-item>
          <text:p text:style-name="P6"><text:span text:style-name="Strong_20_Emphasis">Cards are tied to regions and factions</text:span>:</text:p>
          <text:list>
            <text:list-item>
              <text:p text:style-name="P6">Region-themed cards are rewarded from <text:span text:style-name="Strong_20_Emphasis">dungeons, quests, events</text:span></text:p>
            </text:list-item>
            <text:list-item>
              <text:p text:style-name="P6">Stronger cards are located in <text:span text:style-name="Strong_20_Emphasis">sub-regions</text:span> tied to elite unit areas</text:p>
            </text:list-item>
            <text:list-item>
              <text:p text:style-name="P6">This creates a natural incentive to <text:span text:style-name="Strong_20_Emphasis">explore and interact</text:span> with the full map</text:p>
            </text:list-item>
          </text:list>
        </text:list-item>
      </text:list>
      <text:p text:style-name="P2"/>
      <text:h text:style-name="P1" text:outline-level="3">🧠 <text:span text:style-name="Strong_20_Emphasis">Strategic Pressure &amp; Army Composition</text:span></text:h>
      <text:list text:style-name="L4">
        <text:list-item>
          <text:p text:style-name="P7"><text:span text:style-name="Strong_20_Emphasis">Losing units has impact</text:span>:</text:p>
          <text:list>
            <text:list-item>
              <text:p text:style-name="P7">Elite units can only be recruited from specific <text:span text:style-name="Strong_20_Emphasis">forts</text:span></text:p>
            </text:list-item>
            <text:list-item>
              <text:p text:style-name="P7">Player must choose between <text:span text:style-name="Strong_20_Emphasis">retracing steps</text:span> to recruit a lost elite or <text:span text:style-name="Strong_20_Emphasis">adapting</text:span> with local regulars</text:p>
            </text:list-item>
          </text:list>
        </text:list-item>
        <text:list-item>
          <text:p text:style-name="P7">This encourages:</text:p>
          <text:list>
            <text:list-item>
              <text:p text:style-name="P7">Smart resource use</text:p>
            </text:list-item>
            <text:list-item>
              <text:p text:style-name="P7">Strategic forward planning</text:p>
            </text:list-item>
            <text:list-item>
              <text:p text:style-name="P7">Roster experimentation</text:p>
            </text:list-item>
          </text:list>
        </text:list-item>
      </text:list>
      <text:p text:style-name="P2"/>
      <text:h text:style-name="P1" text:outline-level="3"><text:soft-page-break/>👑 <text:span text:style-name="Strong_20_Emphasis">Sarmella – Final Boss &amp; Wild Threat</text:span></text:h>
      <text:list text:style-name="L5">
        <text:list-item>
          <text:p text:style-name="P8">Sarmella is a <text:span text:style-name="Strong_20_Emphasis">juggernaut demon villainess</text:span> who patrols the world map</text:p>
        </text:list-item>
        <text:list-item>
          <text:p text:style-name="P8">She doesn't control a region, but acts as an <text:span text:style-name="Strong_20_Emphasis">endgame pressure</text:span> force</text:p>
        </text:list-item>
        <text:list-item>
          <text:p text:style-name="P8">Upon capturing all but one region:</text:p>
          <text:list>
            <text:list-item>
              <text:p text:style-name="P8">She begins invading and must be stopped</text:p>
            </text:list-item>
            <text:list-item>
              <text:p text:style-name="P8">Final victory requires defeating her</text:p>
            </text:list-item>
          </text:list>
        </text:list-item>
      </text:list>
      <text:p text:style-name="P2"/>
      <text:h text:style-name="P1" text:outline-level="3">💡 <text:span text:style-name="Strong_20_Emphasis">Optional Extensions</text:span></text:h>
      <text:list text:style-name="L6">
        <text:list-item>
          <text:p text:style-name="P9">Forts could be upgraded to increase elite unit cap</text:p>
        </text:list-item>
        <text:list-item>
          <text:p text:style-name="P9">Region effects or doctrines could slightly buff faction units when fielded</text:p>
        </text:list-item>
        <text:list-item>
          <text:p text:style-name="P9">Some elite units could require <text:span text:style-name="Strong_20_Emphasis">clearing a mini-dungeon or boss fight</text:span> before they become recruitable</text:p>
        </text:list-item>
      </text:list>
      <text:p text:style-name="P2"/>
      <text:h text:style-name="P10" text:outline-level="2">✅ <text:span text:style-name="Strong_20_Emphasis">Resulting Experience</text:span></text:h>
      <text:list text:style-name="L7">
        <text:list-item>
          <text:p text:style-name="P11">Tactical unit preservation &amp; adaptation</text:p>
        </text:list-item>
        <text:list-item>
          <text:p text:style-name="P11">Strategic regional conquest with escalating stakes</text:p>
        </text:list-item>
        <text:list-item>
          <text:p text:style-name="P11">Rich faction flavor and unit diversity</text:p>
        </text:list-item>
        <text:list-item>
          <text:p text:style-name="P11">Exploration with <text:span text:style-name="Strong_20_Emphasis">meaningful rewards</text:span> tied to <text:span text:style-name="Strong_20_Emphasis">map structure</text:span></text:p>
        </text:list-item>
        <text:list-item>
          <text:p text:style-name="P11">Smooth transition from <text:span text:style-name="Strong_20_Emphasis">proof-of-concept to full campaign system</text:span>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3T17:42:35.936032559</meta:creation-date>
    <dc:date>2025-07-25T22:56:59.233900230</dc:date>
    <meta:editing-duration>PT2M23S</meta:editing-duration>
    <meta:editing-cycles>3</meta:editing-cycles>
    <meta:generator>LibreOffice/25.2.4.3$Linux_X86_64 LibreOffice_project/520$Build-3</meta:generator>
    <meta:document-statistic meta:table-count="1" meta:image-count="0" meta:object-count="0" meta:page-count="3" meta:paragraph-count="85" meta:word-count="569" meta:character-count="3400" meta:non-whitespace-character-count="2964"/>
  </office:meta>
</office:document-meta>
</file>